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officeooo:rsid="000b0529" officeooo:paragraph-rsid="000b0529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none" fo:font-weight="normal" officeooo:rsid="000b0529" officeooo:paragraph-rsid="000b0529" style:font-style-asian="normal" style:font-weight-asian="normal" style:font-style-complex="normal" style:font-weight-complex="normal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style="italic" style:text-underline-style="solid" style:text-underline-width="auto" style:text-underline-color="font-color" officeooo:paragraph-rsid="0012188c" style:font-style-asian="italic" style:font-style-complex="italic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style="italic" style:text-underline-style="solid" style:text-underline-width="auto" style:text-underline-color="font-color" fo:font-weight="normal" officeooo:rsid="000b0529" officeooo:paragraph-rsid="000b0529" style:font-style-asian="italic" style:font-weight-asian="normal" style:font-style-complex="italic" style:font-weight-complex="normal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style="italic" style:text-underline-style="solid" style:text-underline-width="auto" style:text-underline-color="font-color" fo:font-weight="normal" officeooo:rsid="000c6726" officeooo:paragraph-rsid="000c6726" style:font-style-asian="italic" style:font-weight-asian="normal" style:font-style-complex="italic" style:font-weight-complex="normal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size="13pt" fo:font-weight="bold" officeooo:rsid="000b0529" officeooo:paragraph-rsid="000b0529" style:font-size-asian="13pt" style:font-weight-asian="bold" style:font-size-complex="13pt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2188c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style="normal" style:text-underline-style="none" fo:font-weight="normal" officeooo:rsid="000b0529" officeooo:paragraph-rsid="000b0529" style:font-style-asian="normal" style:font-weight-asian="normal" style:font-style-complex="normal" style:font-weight-complex="normal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style="italic" style:text-underline-style="solid" style:text-underline-width="auto" style:text-underline-color="font-color" fo:font-weight="normal" officeooo:paragraph-rsid="0014cb4f" style:font-style-asian="italic" style:font-weight-asian="normal" style:font-style-complex="italic" style:font-weight-complex="normal"/>
    </style:style>
    <style:style style:name="P10" style:family="paragraph" style:parent-style-name="Preformatted_20_Text">
      <style:paragraph-properties fo:margin-top="0cm" fo:margin-bottom="0.499cm" loext:contextual-spacing="false"/>
      <style:text-properties fo:font-style="italic" style:text-underline-style="solid" style:text-underline-width="auto" style:text-underline-color="font-color" fo:font-weight="normal" officeooo:rsid="0014cb4f" officeooo:paragraph-rsid="0014cb4f" style:font-style-asian="italic" style:font-weight-asian="normal" style:font-style-complex="italic" style:font-weight-complex="normal"/>
    </style:style>
    <style:style style:name="P11" style:family="paragraph" style:parent-style-name="Preformatted_20_Text">
      <style:paragraph-properties fo:margin-top="0cm" fo:margin-bottom="0.499cm" loext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4cb4f"/>
    </style:style>
    <style:style style:name="P13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text-position="0% 100%" style:font-name="Liberation Sans" fo:font-size="13pt" fo:font-weight="bold" officeooo:rsid="0014e352" officeooo:paragraph-rsid="0014e352" style:font-size-asian="13pt" style:font-weight-asian="bold" style:font-size-complex="13pt" style:font-weight-complex="bold"/>
    </style:style>
    <style:style style:name="T1" style:family="text">
      <style:text-properties officeooo:rsid="000b0529"/>
    </style:style>
    <style:style style:name="T2" style:family="text">
      <style:text-properties style:text-underline-style="none" fo:font-weight="bold" officeooo:rsid="0014cb4f" style:font-weight-asian="bold" style:font-weight-complex="bold"/>
    </style:style>
    <style:style style:name="T3" style:family="text">
      <style:text-properties fo:font-weight="normal" officeooo:rsid="0012188c" style:font-weight-asian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0c6726" style:font-style-asian="normal" style:font-style-complex="normal"/>
    </style:style>
    <style:style style:name="T6" style:family="text">
      <style:text-properties fo:font-style="normal" style:text-underline-style="none" officeooo:rsid="000b0529" style:font-style-asian="normal" style:font-style-complex="normal"/>
    </style:style>
    <style:style style:name="T7" style:family="text">
      <style:text-properties fo:font-style="normal" style:text-underline-style="none" officeooo:rsid="000da9a5" style:font-style-asian="normal" style:font-style-complex="normal"/>
    </style:style>
    <style:style style:name="T8" style:family="text">
      <style:text-properties fo:font-style="normal" style:text-underline-style="none" officeooo:rsid="000dd22e" style:font-style-asian="normal" style:font-style-complex="normal"/>
    </style:style>
    <style:style style:name="T9" style:family="text">
      <style:text-properties fo:font-style="normal" style:text-underline-style="none" officeooo:rsid="000f553c" style:font-style-asian="normal" style:font-style-complex="normal"/>
    </style:style>
    <style:style style:name="T10" style:family="text">
      <style:text-properties fo:font-style="normal" style:text-underline-style="none" officeooo:rsid="0010cb1c" style:font-style-asian="normal" style:font-style-complex="normal"/>
    </style:style>
    <style:style style:name="T11" style:family="text">
      <style:text-properties fo:font-style="normal" style:text-underline-style="none" officeooo:rsid="0012d852" style:font-style-asian="normal" style:font-style-complex="normal"/>
    </style:style>
    <style:style style:name="T12" style:family="text">
      <style:text-properties fo:font-style="normal" style:text-underline-style="none" officeooo:rsid="0014cb4f" style:font-style-asian="normal" style:font-style-complex="normal"/>
    </style:style>
    <style:style style:name="T13" style:family="text">
      <style:text-properties fo:font-style="normal" style:text-underline-style="none" fo:font-weight="normal" officeooo:rsid="000dd22e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0f553c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0cb1c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2188c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2d852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2f2b1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4cb4f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bold" officeooo:rsid="000dd22e" style:font-style-asian="normal" style:font-weight-asian="bold" style:font-style-complex="normal" style:font-weight-complex="bold"/>
    </style:style>
    <style:style style:name="T21" style:family="text">
      <style:text-properties fo:font-style="italic" style:text-underline-style="solid" style:text-underline-width="auto" style:text-underline-color="font-color" fo:font-weight="normal" officeooo:rsid="000dd22e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solid" style:text-underline-width="auto" style:text-underline-color="font-color" fo:font-weight="normal" officeooo:rsid="0012188c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12d852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12f2b1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bold" officeooo:rsid="0012188c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0f553c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fo:font-weight="bold" officeooo:rsid="000dd22e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fo:font-weight="bold" officeooo:rsid="0010cb1c" style:font-style-asian="italic" style:font-weight-asian="bold" style:font-style-complex="italic" style:font-weight-complex="bold"/>
    </style:style>
    <style:style style:name="T29" style:family="text">
      <style:text-properties officeooo:rsid="000da9a5"/>
    </style:style>
    <style:style style:name="T30" style:family="text">
      <style:text-properties officeooo:rsid="000f553c"/>
    </style:style>
    <style:style style:name="T31" style:family="text">
      <style:text-properties officeooo:rsid="0010cb1c"/>
    </style:style>
    <style:style style:name="T32" style:family="text">
      <style:text-properties style:text-position="super 58%" fo:font-style="normal" style:text-underline-style="none" fo:font-weight="normal" officeooo:rsid="0012f2b1" style:font-style-asian="normal" style:font-weight-asian="normal" style:font-style-complex="normal" style:font-weight-complex="normal"/>
    </style:style>
    <style:style style:name="T33" style:family="text">
      <style:text-properties style:text-position="super 58%" fo:font-style="normal" style:text-underline-style="none" officeooo:rsid="0014cb4f" style:font-style-asian="normal" style:font-style-complex="normal"/>
    </style:style>
    <style:style style:name="T34" style:family="text">
      <style:text-properties officeooo:rsid="0014cb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INUX COMMAND ASSIGNMENT</text:p>
      <text:p text:style-name="P6">To explain the following command:</text:p>
      <text:p text:style-name="P11">curl -s http://public-dns.info/nameserver/br.csv | cut -d, -f1 | shuf | tail -n 50 | xargs -i timeout 1 ping -c1 -w 1 {} | grep "time=" | awk '{print substr($7, 6, length($7)) " " substr($4, 1, length($4) -1)}' | sort -n | awk '{print $2 " " $1 "ms"}' | head -n 10</text:p>
      <text:p text:style-name="P1"><text:span text:style-name="T31">Explaination</text:span>:</text:p>
      <text:p text:style-name="P2">The above command is basically a set of commands interwoven by pipes, the ouput of one command is treated as a <text:span text:style-name="T29">standard</text:span> input for the next command separated by a pipe(‘|’). </text:p>
      <text:p text:style-name="P2"/>
      <text:p text:style-name="P4">curl -s <text:a xlink:type="simple" xlink:href="http://public-dns.info/nameserver/br.csv" text:style-name="Internet_20_link" text:visited-style-name="Visited_20_Internet_20_Link">http://public-dns.info/nameserver/br.csv</text:a><text:span text:style-name="T4"> – The “curl” command downloads/transfers data from the given sever, in this case “</text:span><text:a xlink:type="simple" xlink:href="http://public-dns.info/nameserver/br.csv" text:style-name="Internet_20_link" text:visited-style-name="Visited_20_Internet_20_Link">http://public-dns.info/nameserver/br.csv</text:a><text:span text:style-name="T4">” , the ‘-s’ flag stands for silent mode so that in case of any error, the user does not see it displayed.</text:span></text:p>
      <text:p text:style-name="P8">Next the output(downloaded data) acts as input for</text:p>
      <text:p text:style-name="P4">cut -d, -f1<text:span text:style-name="T4"> – </text:span><text:span text:style-name="T5">This then removes </text:span><text:span text:style-name="T7">particular </text:span><text:span text:style-name="T5">sections of file, where ‘-d’ flag defines the delimiter that separates fields, in this case case it is comma(‘,’) while the ‘-f’ flag tells us which field to keep and not remove. </text:span><text:span text:style-name="T7">So every field except 1 is removed</text:span></text:p>
      <text:p text:style-name="P5">Shuf<text:span text:style-name="T4"> – This then shuffles randomly all the sections of the file removed using ‘</text:span><text:span text:style-name="T6">cut -d, -f1’</text:span></text:p>
      <text:p text:style-name="P5"><text:span text:style-name="T1">t</text:span>ail -n <text:span text:style-name="T29">50 </text:span><text:span text:style-name="T7">- This outputs last </text:span><text:span text:style-name="T8">50</text:span><text:span text:style-name="T7"> lines </text:span><text:span text:style-name="T8">of the input, hence we get last 50 lines of shuffled output</text:span></text:p>
      <text:p text:style-name="P7"><text:span text:style-name="T21">xargs -i timeout 1 ping -c1 -w 1 {}</text:span><text:span text:style-name="T13"> - ‘xargs’ command is used when the command needed to perform certain tasks doesn’t accepts and understands ‘</text:span><text:span text:style-name="T15">one line </text:span><text:span text:style-name="T13">standard input’,</text:span><text:span text:style-name="T14">like ping </text:span><text:span text:style-name="T9"><text:s/>doesn't accept hostnames </text:span>on standard input also, it doesn't *appear* to accept multipl<text:span text:style-name="T30">e</text:span> arguments. <text:span text:style-name="T30">Hence xargs comes to rescue , with xargs standard input can be read and then we can rebuild the ping command. In this case we have a series of hostnames, thus using “</text:span><text:span text:style-name="T26">xargs -i</text:span><text:span text:style-name="T9">” we take hostnames as input, ‘-i’ flag acts as a flag to replace string names. </text:span><text:span text:style-name="T10">Hence the command is reconstructed as “</text:span><text:span text:style-name="T20">xargs -i </text:span><text:span text:style-name="T27">‘</text:span><text:span text:style-name="T28">command’</text:span><text:span text:style-name="T20"> {}</text:span><text:span text:style-name="T13">”. </text:span><text:span text:style-name="T15">Next part of command is ‘timeout 1’, this instructs a command to run within 1 second else kill it if takes more time to run, and finally ‘ping’ to send ICMP ECHO_REQUEST to network hosts , the flag ‘-c1’ represents </text:span><text:span text:style-name="T16">the data packets for which ping will wait before time runs out , here it waits for 1 time packet, while the ‘w 1’ flag specifies deadline of ping In this <text:s/>case <text:s/>ping does <text:s/>not <text:s/>stop after count packet are sent, it waits for 1 second here either for deadline expires or until count are answered or for some error notification from network.</text:span></text:p>
      <text:p text:style-name="P3"><text:span text:style-name="T3">grep "time="</text:span><text:span text:style-name="T16"> - ‘grep’ command selects those lines that have matches the given string, therefore only those lines are output that has “time=” string present in it.</text:span></text:p>
      <text:p text:style-name="P12"><text:span text:style-name="T22">awk '{print substr($7, 6, length($7)) " " substr($4, 1, length($4) -1)}'</text:span><text:span text:style-name="T16"> – </text:span><text:span text:style-name="T17">awk </text:span><text:span text:style-name="T11">is the interpreter for the AWK Programming Language. The AWK language is useful for manipulation of data files, text retrieval and processing</text:span><text:span text:style-name="T17">. In this command awk</text:span><text:span text:style-name="T19">(delimeter is blank space which is default)</text:span><text:span text:style-name="T17"> asks to print a substring - </text:span><text:span text:style-name="T25">substr($7, 6, length($7)) </text:span><text:span text:style-name="T23">, </text:span><text:span text:style-name="T24">r</text:span><text:span text:style-name="T18">eturns <text:s/>the substring of string denoted by ‘field number 7’, starting at index 6, of length equivalent to the length of the 7</text:span><text:span text:style-name="T32">th</text:span><text:span text:style-name="T18"> field of input. This is followed by printing a blank space denoted by “ ” </text:span><text:span text:style-name="T19">and then similarly printing </text:span><text:span text:style-name="T18">substring of string denoted by ‘field number </text:span><text:span text:style-name="T19">4</text:span><text:span text:style-name="T18">’, </text:span><text:soft-page-break/><text:span text:style-name="T18">starting at index </text:span><text:span text:style-name="T19">4</text:span><text:span text:style-name="T18">, of length equivalent to </text:span><text:span text:style-name="T19">one short of</text:span><text:span text:style-name="T18"> length of the </text:span><text:span text:style-name="T19">4</text:span><text:span text:style-name="T32">th</text:span><text:span text:style-name="T18"> field of input</text:span><text:span text:style-name="T19">(</text:span><text:span text:style-name="T25">substr($4, 1, length($4) -1</text:span><text:span text:style-name="T19">)).</text:span></text:p>
      <text:p text:style-name="P9"><text:span text:style-name="T34">sort -n</text:span><text:span text:style-name="T12"> – The sort command sorts the lines of input, while the ‘-n’ flag sorts it according to string numerical value. Thus all the lines are now sorted numerically(numerical value of only 1</text:span><text:span text:style-name="T33">st</text:span><text:span text:style-name="T12"> field is compared)and passes on the input to </text:span><text:span text:style-name="T2">awk '{print $2 " " $1 "ms"}’</text:span></text:p>
      <text:p text:style-name="P9"><text:span text:style-name="T34">awk '{print $2 " " $1 "ms"}’</text:span><text:span text:style-name="T12"> - Here again we use awk to print a pattern where delimiter is blank space(default), first we print the second field of input then blank space then printing the first field and finally printing the string “ms”.</text:span></text:p>
      <text:p text:style-name="P9"><text:span text:style-name="T12"/></text:p>
      <text:p text:style-name="P9"><text:span text:style-name="T34">head -n 10</text:span><text:span text:style-name="T12"> – This command prints first/initial part of the file , where ‘-n 10’ denotes choosing thefirst 10 lines to print.</text:span></text:p>
      <text:p text:style-name="P9"><text:span text:style-name="T12"/></text:p>
      <text:p text:style-name="P10"><text:span text:style-name="T12">T</text:span><text:span text:style-name="T4">hus the final output must be similar 10 lines of strings where there are 2 fields delimited by blank field and the second field is numerical value followed by string “ms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7:08:15.317947100</meta:creation-date>
    <dc:date>2017-06-20T11:18:34.877205983</dc:date>
    <meta:editing-duration>PT5M5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17" meta:word-count="726" meta:character-count="4132" meta:non-whitespace-character-count="3410"/>
  </office:meta>
</office:document-meta>
</file>